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 Count Per Slot" table:style-name="ta1">
        <table:shapes>
          <draw:frame draw:z-index="0" draw:style-name="gr1" draw:text-style-name="P1" svg:width="354.73mm" svg:height="205.91mm" svg:x="107.56mm" svg:y="0.2mm">
            <loext:p draw:notify-on-update-of-ranges="'Event Count Per Slot'.D9:'Event Count Per Slot'.D7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imewindow:</text:p>
          </table:table-cell>
          <table:table-cell office:value-type="float" office:value="135000" calcext:value-type="float">
            <text:p>135000</text:p>
          </table:table-cell>
          <table:table-cell table:style-name="Default" office:value-type="string" calcext:value-type="string">
            <text:p>us</text:p>
          </table:table-cell>
        </table:table-row>
        <table:table-row table:style-name="ro1">
          <table:table-cell/>
          <table:table-cell table:style-name="ce1" office:value-type="string" calcext:value-type="string">
            <text:p>Resolution: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lots</text:p>
          </table:table-cell>
        </table:table-row>
        <table:table-row table:style-name="ro1">
          <table:table-cell/>
          <table:table-cell table:style-name="ce1" office:value-type="string" calcext:value-type="string">
            <text:p>TimePerSlot:</text:p>
          </table:table-cell>
          <table:table-cell table:formula="of:=[.C4]/[.C5]" office:value-type="float" office:value="5869.5652173913" calcext:value-type="float">
            <text:p>5869,5652173913</text:p>
          </table:table-cell>
          <table:table-cell table:style-name="Default" office:value-type="string" calcext:value-type="string">
            <text:p>us/slot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9:34:47.199415201</meta:creation-date>
    <dc:date>2017-01-06T09:41:42.920253781</dc:date>
    <meta:editing-duration>PT6M56S</meta:editing-duration>
    <meta:editing-cycles>3</meta:editing-cycles>
    <meta:generator>LibreOffice/5.0.6.2$Linux_X86_64 LibreOffice_project/00m0$Build-2</meta:generator>
    <meta:document-statistic meta:table-count="1" meta:cell-count="715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74cm" svg:height="20.592cm" xlink:href=".." xlink:type="simple" chart:class="chart:bar" chart:style-name="ch1">
        <chart:legend chart:legend-position="end" svg:x="33.396cm" svg:y="9.997cm" style:legend-expansion="high" chart:style-name="ch2"/>
        <chart:plot-area chart:style-name="ch3" table:cell-range-address="'Event Count Per Slot'.D9:'Event Count Per Slot'.D714" svg:x="0.709cm" svg:y="0.411cm" svg:width="31.978cm" svg:height="19.77cm">
          <chartooo:coordinate-region svg:x="1.516cm" svg:y="0.532cm" svg:width="31.171cm" svg:height="18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ent Count Per Slot'.D9:'Event Count Per Slot'.D714" chart:class="chart:bar">
            <chart:data-point chart:repeated="7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vent Count Per Slot'.D9:'Event Count Per Slot'.D7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